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InjectionTests.testPrivateVendorSpecificPersistenceContex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cPersistenceContextSetterOnNonPublicClass.setEntityManager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Tests.testPublicPersistenceUnitSetterWithMultipleUnitsIdentifiedThroughUn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ckPersistenceAnnotationBeanPostProcessor.findEntityManagerFactory( @ Nullable String emfName , String requesting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ublicPersistenceUnitSetterNamedPerson.getEntityManag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ublicPersistenceUnitSetter.getEm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Tests.testPropertiesForSharedEntity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ersistenceInjectionTests.testInjectionIntoExisting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istenceInjectionTests.testPersistenceUnitsFrom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ersistenceInjectionTests.testFieldOfWrongTypeAnnotatedWithPersisten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erWithNoArgs.set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istenceInjectionTests.testPublicExtendedPersistenceContextSetterWithSer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tterOfWrongTypeAnnotatedWithPersistenceUnit.setSomething( Comparabl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BeanWithPersistenceContextField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Tests.testPublicExtendedPersistenceContextSetterWithEntityManagerInfoAnd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ersistenceInjectionTests.testPropertiesForTransactional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istenceInjectionTests.testNoPropertiesPassed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PublicPersistenceContextSetter.get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Tests.testPublicSpecificExtendedPersistenceContex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PublicPersistenceUnitSetterNamedPerson.setEmf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Tests.testPrivatePersistenceContex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PublicPersistenceUnitSetter.setEmf( EntityManagerFactory em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InjectionTests.testPublicPersistenceUni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toryBeanWithPersistenceContextField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Tests.testPublicPersistenceUnitSetterWith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PublicPersistenceContextSetter.setEntityManager( EntityManager 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istenceInjectionTests.testSetterOfWrongTypeAnnotatedWithPersisten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BeanWithPersistenceContextField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InjectionTests.testPublicPersistenceUnitSetterWithUnitIdentifiedThrough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ummyInvocationHandler.invoke( Object proxy , Method method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ersistenceInjectionTests.testPersistenceUnitsFromJndiWithDefaul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ersistenceInjectionTests.testPropertiesForSharedEntityManag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ersistenceInjectionTests.testSinglePersistenceUnitFrom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ersistenceInjectionTests.testPersistenceContextsFromJndiWithDefaul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ersistenceInjectionTests.testPersistenceContextsFrom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ersistenceInjectionTests.testPublicExtendedPersistenceContextSetterWith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sistenceInjectionTests.testSetterWith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ceInjectionTests.testPublicExtendedPersistenceContex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sistenceInjectionTests.testPrivatePersistenceUni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sistenceInjectionTests.testPropertiesPassed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sistenceInjectionTests.testSinglePersistenceContextFrom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